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tinus Sans" svg:font-family="'Libertinus Sans'" style:font-adornments="Bold" style:font-family-generic="modern" style:font-pitch="variable"/>
    <style:font-face style:name="Libertinus Serif Display1" svg:font-family="'Libertinus Serif Display'" style:font-family-generic="modern" style:font-pitch="variable"/>
    <style:font-face style:name="Libertinus Serif Display" svg:font-family="'Libertinus Serif Display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Libertinus Serif Display1" officeooo:rsid="00038a74" officeooo:paragraph-rsid="00038a74"/>
    </style:style>
    <style:style style:name="P2" style:family="paragraph" style:parent-style-name="Text_20_body">
      <style:text-properties officeooo:rsid="00038a74" officeooo:paragraph-rsid="00038a74"/>
    </style:style>
    <style:style style:name="P3" style:family="paragraph" style:parent-style-name="Title">
      <style:text-properties style:font-name="Libertinus Serif Display1" officeooo:rsid="00038a74" officeooo:paragraph-rsid="00038a74"/>
    </style:style>
    <style:style style:name="P4" style:family="paragraph" style:parent-style-name="Heading_20_1">
      <style:text-properties officeooo:rsid="00038a74" officeooo:paragraph-rsid="00038a74"/>
    </style:style>
    <style:style style:name="P5" style:family="paragraph" style:parent-style-name="Heading_20_1">
      <style:text-properties officeooo:rsid="000409b0" officeooo:paragraph-rsid="000409b0"/>
    </style:style>
    <style:style style:name="P6" style:family="paragraph" style:parent-style-name="Text_20_body" style:list-style-name="L1">
      <style:text-properties officeooo:rsid="00038a74" officeooo:paragraph-rsid="00038a74"/>
    </style:style>
    <style:style style:name="P7" style:family="paragraph" style:parent-style-name="Text_20_body">
      <style:text-properties officeooo:rsid="00038ab3" officeooo:paragraph-rsid="00038ab3"/>
    </style:style>
    <style:style style:name="P8" style:family="paragraph" style:parent-style-name="Text_20_body">
      <style:text-properties officeooo:rsid="000409b0" officeooo:paragraph-rsid="000409b0"/>
    </style:style>
    <style:style style:name="P9" style:family="paragraph" style:parent-style-name="Text_20_body" style:list-style-name="L2">
      <style:text-properties officeooo:rsid="000409b0" officeooo:paragraph-rsid="000409b0"/>
    </style:style>
    <style:style style:name="P10" style:family="paragraph" style:parent-style-name="Text_20_body" style:list-style-name="L2">
      <style:text-properties officeooo:paragraph-rsid="000409b0"/>
    </style:style>
    <style:style style:name="T1" style:family="text">
      <style:text-properties officeooo:rsid="00038ab3"/>
    </style:style>
    <style:style style:name="T2" style:family="text">
      <style:text-properties officeooo:rsid="000409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ideo Editing Procedures</text:p>
      <text:p text:style-name="P1"/>
      <text:h text:style-name="P4" text:outline-level="1">Ripping DVD</text:h>
      <text:p text:style-name="P2"><text:span text:style-name="T1"><text:tab/></text:span>Use Handbrake</text:p>
      <text:list xml:id="list1399870868" text:style-name="L1">
        <text:list-item>
          <text:p text:style-name="P6">Video settings</text:p>
          <text:list>
            <text:list-item>
              <text:p text:style-name="P6">Video Codec H.264(x264)</text:p>
            </text:list-item>
            <text:list-item>
              <text:p text:style-name="P6">Framerate = Same as source</text:p>
            </text:list-item>
            <text:list-item>
              <text:p text:style-name="P6">Constant framerate</text:p>
            </text:list-item>
            <text:list-item>
              <text:p text:style-name="P6">tune=film</text:p>
            </text:list-item>
            <text:list-item>
              <text:p text:style-name="P6">profile = high</text:p>
            </text:list-item>
            <text:list-item>
              <text:p text:style-name="P6">level 3.1</text:p>
            </text:list-item>
          </text:list>
        </text:list-item>
        <text:list-item>
          <text:p text:style-name="P6">Picture settings</text:p>
          <text:list>
            <text:list-item>
              <text:p text:style-name="P6">Detelecine off</text:p>
            </text:list-item>
            <text:list-item>
              <text:p text:style-name="P6">Deinterlace select and set to slower</text:p>
            </text:list-item>
            <text:list-item>
              <text:p text:style-name="P6">denoise = HQDN3D</text:p>
            </text:list-item>
            <text:list-item>
              <text:p text:style-name="P6">Preset Medium</text:p>
            </text:list-item>
          </text:list>
        </text:list-item>
        <text:list-item>
          <text:p text:style-name="P6">Audio</text:p>
          <text:list>
            <text:list-item>
              <text:p text:style-name="P6">Autopassthrough</text:p>
            </text:list-item>
          </text:list>
        </text:list-item>
      </text:list>
      <text:p text:style-name="P2"/>
      <text:h text:style-name="Heading_20_1" text:outline-level="1">Ripping BluRay</text:h>
      <text:p text:style-name="P7"><text:tab/>Use MakeMKV to create mkv file, then use Handbrake on that.</text:p>
      <text:h text:style-name="P5" text:outline-level="1">Screen recording</text:h>
      <text:p text:style-name="P8"><text:s/>use OBS recorder</text:p>
      <text:list xml:id="list3645729804" text:style-name="L2">
        <text:list-item>
          <text:p text:style-name="P10"><text:span text:style-name="T2">settings</text:span></text:p>
          <text:list>
            <text:list-item>
              <text:p text:style-name="P9">encoding</text:p>
              <text:list>
                <text:list-item>
                  <text:p text:style-name="P9">uncheck cbr</text:p>
                </text:list-item>
                <text:list-item>
                  <text:p text:style-name="P9">quality 10</text:p>
                </text:list-item>
                <text:list-item>
                  <text:p text:style-name="P9">max bitrate 3000</text:p>
                </text:list-item>
                <text:list-item>
                  <text:p text:style-name="P9">audio bitrate 128</text:p>
                </text:list-item>
              </text:list>
            </text:list-item>
            <text:list-item>
              <text:p text:style-name="P9">broadcast settings - file</text:p>
            </text:list-item>
            <text:list-item>
              <text:p text:style-name="P9"><text:soft-page-break/>video</text:p>
              <text:list>
                <text:list-item>
                  <text:p text:style-name="P9">1920x1080</text:p>
                </text:list-item>
                <text:list-item>
                  <text:p text:style-name="P9">aspect ratio 16:9</text:p>
                </text:list-item>
                <text:list-item>
                  <text:p text:style-name="P9">fps 60</text:p>
                </text:list-item>
              </text:list>
            </text:list-item>
            <text:list-item>
              <text:p text:style-name="P9">audio</text:p>
              <text:list>
                <text:list-item>
                  <text:p text:style-name="P9">computer and microphone</text:p>
                </text:list-item>
              </text:list>
            </text:list-item>
            <text:list-item>
              <text:p text:style-name="P9">advanced </text:p>
              <text:list>
                <text:list-item>
                  <text:p text:style-name="P9">video very fast</text:p>
                </text:list-item>
                <text:list-item>
                  <text:p text:style-name="P9">keyframe interval 2</text:p>
                </text:list-item>
              </text:list>
            </text:list-item>
          </text:list>
        </text:list-item>
        <text:list-item>
          <text:p text:style-name="P9">Sources</text:p>
          <text:list>
            <text:list-item>
              <text:p text:style-name="P9">add - display capture (or window capture_</text:p>
            </text:list-item>
          </text:list>
        </text:list-item>
      </text:list>
      <text:p text:style-name="P8"><text:tab/>coding uncheck cbr quality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tinus Sans" svg:font-family="'Libertinus Sans'" style:font-adornments="Bold" style:font-family-generic="modern" style:font-pitch="variable"/>
    <style:font-face style:name="Libertinus Serif Display1" svg:font-family="'Libertinus Serif Display'" style:font-family-generic="modern" style:font-pitch="variable"/>
    <style:font-face style:name="Libertinus Serif Display" svg:font-family="'Libertinus Serif Display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style:shadow="none" style:writing-mode="page">
        <style:tab-stops/>
      </style:paragraph-properties>
      <style:text-properties style:font-name="Libertinus Sans" fo:font-family="'Libertinus Sans'" style:font-style-name="Bold" style:font-family-generic="moder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 style:writing-mode="pag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style:font-name="Libertinus Serif Display" fo:font-family="'Libertinus Serif Display'" style:font-style-name="Regular" style:font-family-generic="modern" style:font-pitch="variable"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1S</meta:editing-duration>
    <meta:editing-cycles>4</meta:editing-cycles>
    <meta:generator>LibreOffice/5.3.0.3$Windows_X86_64 LibreOffice_project/7074905676c47b82bbcfbea1aeefc84afe1c50e1</meta:generator>
    <dc:date>2017-09-14T13:30:53.006000000</dc:date>
    <meta:document-statistic meta:table-count="0" meta:image-count="0" meta:object-count="0" meta:page-count="2" meta:paragraph-count="40" meta:word-count="139" meta:character-count="711" meta:non-whitespace-character-count="639"/>
    <meta:user-defined meta:name="Info 1"/>
    <meta:user-defined meta:name="Info 2"/>
    <meta:user-defined meta:name="Info 3"/>
    <meta:user-defined meta:name="Info 4"/>
  </office:meta>
</office:document-meta>
</file>